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 draw:fit-to-size="tru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2.5cm" svg:x2="10cm" svg:y2="5cm">
          <text:p/>
        </draw:line>
        <draw:ellipse draw:style-name="gr2" draw:text-style-name="P1" draw:layer="layout" svg:width="6.5cm" svg:height="2cm" svg:x="7cm" svg:y="5cm">
          <text:p text:style-name="P1">i<text:span text:style-name="T1">nt com_dirname(int argc, char** argv)</text:span></text:p>
        </draw:ellipse>
        <draw:line draw:style-name="gr1" draw:text-style-name="P1" draw:layer="layout" svg:x1="10cm" svg:y1="7cm" svg:x2="10cm" svg:y2="8.5cm">
          <text:p/>
        </draw:line>
        <draw:custom-shape draw:style-name="gr3" draw:text-style-name="P1" draw:layer="layout" svg:width="4cm" svg:height="3cm" svg:x="8cm" svg:y="8.5cm">
          <text:p text:style-name="P1">argc &gt;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1.5cm" svg:y1="10.5cm" svg:x2="13cm" svg:y2="13cm">
          <svg:title>No</svg:title>
          <text:p text:style-name="P1">NO</text:p>
          <text:p text:style-name="P1"/>
        </draw:line>
        <draw:custom-shape draw:style-name="gr3" draw:text-style-name="P1" draw:layer="layout" svg:width="4cm" svg:height="3cm" svg:x="12cm" svg:y="12cm">
          <text:p text:style-name="P1">argc ==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8.5cm" svg:height="2cm" svg:x="1.5cm" svg:y="15cm">
          <text:p text:style-name="P2"><text:span text:style-name="T2">printf("dirname: extra operand %s", argv[2])</text:span></text:p>
          <draw:enhanced-geometry svg:viewBox="0 0 21600 21600" draw:type="rectangle" draw:enhanced-path="M 0 0 L 21600 0 21600 21600 0 21600 0 0 Z N"/>
        </draw:custom-shape>
        <draw:line draw:name="Yes" draw:style-name="gr4" draw:text-style-name="P1" draw:layer="layout" svg:x1="9cm" svg:y1="11cm" svg:x2="5.5cm" svg:y2="15cm">
          <text:p text:style-name="P1">Yes</text:p>
          <text:p text:style-name="P1"/>
        </draw:line>
        <draw:custom-shape draw:style-name="gr3" draw:text-style-name="P3" draw:layer="layout" svg:width="5cm" svg:height="2cm" svg:x="7cm" svg:y="18cm">
          <text:p text:style-name="P1"><text:span text:style-name="T3">printf("dirname: missing operand");</text:span></text:p>
          <text:p text:style-name="P1"><text:span text:style-name="T3"><text:s text:c="16"/></text:span><text:span text:style-name="T3">return 0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2cm" svg:x="14.5cm" svg:y="18cm">
          <text:p text:style-name="P2"><text:span text:style-name="T2">printf("%s", dirname(argv[1]));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14.5cm" svg:x2="10cm" svg:y2="18cm">
          <text:p text:style-name="P1">Yes</text:p>
        </draw:line>
        <draw:line draw:style-name="gr4" draw:text-style-name="P1" draw:layer="layout" svg:x1="15cm" svg:y1="14.5cm" svg:x2="17.5cm" svg:y2="18cm">
          <text:p text:style-name="P1">No</text:p>
          <text:p text:style-name="P1"/>
        </draw:line>
        <draw:custom-shape draw:style-name="gr5" draw:text-style-name="P1" draw:layer="layout" svg:width="2.5cm" svg:height="2.5cm" svg:x="11cm" svg:y="22cm">
          <text:p text:style-name="P1">END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5cm" svg:y1="17cm" svg:x2="11cm" svg:y2="24cm">
          <text:p/>
        </draw:line>
        <draw:line draw:style-name="gr1" draw:text-style-name="P1" draw:layer="layout" svg:x1="9.5cm" svg:y1="20cm" svg:x2="11cm" svg:y2="22.5cm">
          <text:p/>
        </draw:line>
        <draw:line draw:style-name="gr1" draw:text-style-name="P1" draw:layer="layout" svg:x1="16.5cm" svg:y1="20cm" svg:x2="13.5cm" svg:y2="2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ipry </meta:initial-creator>
    <meta:creation-date>2010-06-14T14:40:47.91</meta:creation-date>
    <dc:date>2010-06-14T15:02:14.16</dc:date>
    <dc:creator>cipry </dc:creator>
    <meta:editing-duration>PT00H06M14S</meta:editing-duration>
    <meta:editing-cycles>1</meta:editing-cycles>
    <meta:document-statistic meta:object-count="16"/>
    <meta:generator>OpenOffice.org/3.2$Win32 OpenOffice.org_project/320m12$Build-9483</meta:generator>
  </office:meta>
</office:document-meta>
</file>